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Pictures/10000000000001230000019EE62D1247D805F7DE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9b3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e9f9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c2bad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7a4a3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9f98" officeooo:paragraph-rsid="001e9f98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9f98" officeooo:paragraph-rsid="0045db43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12pt" officeooo:rsid="002545bc" officeooo:paragraph-rsid="002545bc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16pt" fo:font-weight="bold" officeooo:rsid="00142268" officeooo:paragraph-rsid="002545bc" style:font-name-asian="OzHandicraft BT" style:font-size-asian="16pt" style:font-weight-asian="bold" style:font-name-complex="OzHandicraft BT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d8480" style:font-name-asian="OzHandicraft BT" style:font-size-asian="14pt" style:font-name-complex="OzHandicraft B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fad34" style:font-name-asian="OzHandicraft BT" style:font-size-asian="14pt" style:font-name-complex="OzHandicraft B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5601b3" officeooo:paragraph-rsid="005601b3" style:font-name-asian="OzHandicraft BT" style:font-size-asian="16pt" style:font-name-complex="OzHandicraft BT" style:font-size-complex="16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e4c35"/>
    </style:style>
    <style:style style:name="P3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T3" style:family="text">
      <style:text-properties fo:color="#000000" style:font-name="OLIVEOIL" fo:font-size="12pt" fo:font-weight="bold" officeooo:rsid="0020957b" style:font-name-asian="OLIVEOIL" style:font-size-asian="12pt" style:font-weight-asian="bold" style:font-name-complex="OLIVEOIL" style:font-size-complex="12pt" style:font-weight-complex="bold"/>
    </style:style>
    <style:style style:name="T4" style:family="text">
      <style:text-properties fo:color="#000000" style:font-name="OLIVEOIL" fo:font-size="12pt" fo:font-weight="bold" officeooo:rsid="005601b3" style:font-name-asian="OLIVEOIL" style:font-size-asian="12pt" style:font-weight-asian="bold" style:font-name-complex="OLIVEOIL" style:font-size-complex="12pt" style:font-weight-complex="bold"/>
    </style:style>
    <style:style style:name="T5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6" style:family="text">
      <style:text-properties fo:color="#000000" style:font-name="OLIVEOIL" fo:font-size="16pt" officeooo:rsid="00154624" style:font-name-asian="OLIVEOIL" style:font-size-asian="16pt" style:font-name-complex="OLIVEOIL" style:font-size-complex="16pt"/>
    </style:style>
    <style:style style:name="T7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8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6pt" officeooo:rsid="003c2bad" style:font-name-asian="OzHandicraft BT" style:font-size-asian="16pt" style:font-name-complex="OzHandicraft BT" style:font-size-complex="16pt"/>
    </style:style>
    <style:style style:name="T10" style:family="text">
      <style:text-properties fo:color="#000000" style:font-name="OzHandicraft BT" fo:font-size="16pt" officeooo:rsid="004a70b3" style:font-name-asian="OzHandicraft BT" style:font-size-asian="16pt" style:font-name-complex="OzHandicraft BT" style:font-size-complex="16pt"/>
    </style:style>
    <style:style style:name="T11" style:family="text">
      <style:text-properties fo:color="#000000" style:font-name="OzHandicraft BT" fo:font-size="16pt" officeooo:rsid="004bd7ee" style:font-name-asian="OzHandicraft BT" style:font-size-asian="16pt" style:font-name-complex="OzHandicraft BT" style:font-size-complex="16pt"/>
    </style:style>
    <style:style style:name="T12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13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4" style:family="text">
      <style:text-properties fo:color="#000000" style:font-name="OzHandicraft BT" fo:font-size="14pt" officeooo:rsid="00540965" style:font-name-asian="OzHandicraft BT" style:font-size-asian="14pt" style:font-name-complex="OzHandicraft BT" style:font-size-complex="14pt"/>
    </style:style>
    <style:style style:name="T15" style:family="text">
      <style:text-properties fo:color="#000000" style:font-name="OzHandicraft BT" fo:font-size="14pt" officeooo:rsid="0055d56b" style:font-name-asian="OzHandicraft BT" style:font-size-asian="14pt" style:font-name-complex="OzHandicraft BT" style:font-size-complex="14pt"/>
    </style:style>
    <style:style style:name="T16" style:family="text">
      <style:text-properties fo:color="#000000" style:font-name="OzHandicraft BT" fo:font-size="14pt" officeooo:rsid="0043f3a2" style:font-name-asian="OzHandicraft BT" style:font-size-asian="14pt" style:font-name-complex="OzHandicraft BT" style:font-size-complex="14pt"/>
    </style:style>
    <style:style style:name="T1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8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9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3c2bad" style:font-size-asian="16pt" style:font-size-complex="16pt"/>
    </style:style>
    <style:style style:name="T22" style:family="text">
      <style:text-properties officeooo:rsid="000d5f34"/>
    </style:style>
    <style:style style:name="T23" style:family="text">
      <style:text-properties officeooo:rsid="00142268"/>
    </style:style>
    <style:style style:name="T24" style:family="text">
      <style:text-properties officeooo:rsid="001aa13a"/>
    </style:style>
    <style:style style:name="T25" style:family="text">
      <style:text-properties officeooo:rsid="001b9d7f"/>
    </style:style>
    <style:style style:name="T26" style:family="text">
      <style:text-properties officeooo:rsid="001e9f98"/>
    </style:style>
    <style:style style:name="T27" style:family="text">
      <style:text-properties officeooo:rsid="0020957b"/>
    </style:style>
    <style:style style:name="T28" style:family="text">
      <style:text-properties officeooo:rsid="002b8ac0"/>
    </style:style>
    <style:style style:name="T29" style:family="text">
      <style:text-properties officeooo:rsid="002bbd32"/>
    </style:style>
    <style:style style:name="T30" style:family="text">
      <style:text-properties officeooo:rsid="002d1bc3"/>
    </style:style>
    <style:style style:name="T31" style:family="text">
      <style:text-properties officeooo:rsid="002faee5"/>
    </style:style>
    <style:style style:name="T32" style:family="text">
      <style:text-properties officeooo:rsid="003c2bad"/>
    </style:style>
    <style:style style:name="T33" style:family="text">
      <style:text-properties officeooo:rsid="003e6306"/>
    </style:style>
    <style:style style:name="T34" style:family="text">
      <style:text-properties officeooo:rsid="00409847"/>
    </style:style>
    <style:style style:name="T35" style:family="text">
      <style:text-properties officeooo:rsid="00413871"/>
    </style:style>
    <style:style style:name="T36" style:family="text">
      <style:text-properties officeooo:rsid="0042aecc"/>
    </style:style>
    <style:style style:name="T37" style:family="text">
      <style:text-properties officeooo:rsid="0043f3a2"/>
    </style:style>
    <style:style style:name="T38" style:family="text">
      <style:text-properties officeooo:rsid="0045db43"/>
    </style:style>
    <style:style style:name="T39" style:family="text">
      <style:text-properties officeooo:rsid="0047a4a3"/>
    </style:style>
    <style:style style:name="T40" style:family="text">
      <style:text-properties officeooo:rsid="004a5042"/>
    </style:style>
    <style:style style:name="T41" style:family="text">
      <style:text-properties officeooo:rsid="004bd7ee"/>
    </style:style>
    <style:style style:name="T42" style:family="text">
      <style:text-properties officeooo:rsid="004d8480"/>
    </style:style>
    <style:style style:name="T43" style:family="text">
      <style:text-properties officeooo:rsid="004e0675"/>
    </style:style>
    <style:style style:name="T44" style:family="text">
      <style:text-properties officeooo:rsid="004ec372"/>
    </style:style>
    <style:style style:name="T45" style:family="text">
      <style:text-properties officeooo:rsid="005232c1"/>
    </style:style>
    <style:style style:name="T46" style:family="text">
      <style:text-properties officeooo:rsid="00540965"/>
    </style:style>
    <style:style style:name="T47" style:family="text">
      <style:text-properties officeooo:rsid="0055d56b"/>
    </style:style>
    <style:style style:name="T48" style:family="text">
      <style:text-properties officeooo:rsid="005601b3"/>
    </style:style>
    <style:style style:name="T49" style:family="text">
      <style:text-properties officeooo:rsid="005817e6"/>
    </style:style>
    <style:style style:name="T50" style:family="text">
      <style:text-properties officeooo:rsid="00584fb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3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21"/>
      <text:p text:style-name="P4"/>
      <text:p text:style-name="P26"><draw:frame draw:style-name="fr2" draw:name="Object1" text:anchor-type="paragraph" svg:x="13.711cm" svg:y="0.041cm" svg:width="6.279cm" svg:height="11.294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5"/>
      <text:p text:style-name="P6">Beer Name: <text:s text:c="3"/><text:span text:style-name="T23">Ruby U Black Bracket</text:span> <text:s text:c="64"/></text:p>
      <text:p text:style-name="P3"><text:span text:style-name="T8">Brew Date: <text:s text:c="3"/></text:span><text:span text:style-name="T9">July </text:span><text:span text:style-name="T10">25’21</text:span><text:span text:style-name="T8"> <text:s text:c="62"/></text:span></text:p>
      <text:p text:style-name="P3"><text:span text:style-name="T8">Batch Size:</text:span><text:span text:style-name="T17"> 10 </text:span><text:span text:style-name="T18">gal</text:span><text:span text:style-name="T8"><text:tab/><text:tab/><text:tab/></text:span></text:p>
      <text:p text:style-name="P1"><text:span text:style-name="T8">Target OG/◦</text:span><text:span text:style-name="T5"><text:tab/> </text:span><text:span text:style-name="T6">1.10</text:span><text:span text:style-name="T5"> <text:s text:c="14"/><text:tab/><text:tab/><text:tab/><text:tab/></text:span><text:span text:style-name="T1"> <text:s/></text:span></text:p>
      <text:p text:style-name="P1"><draw:line text:anchor-type="paragraph" draw:z-index="1" draw:name="Shape1" draw:style-name="gr1" draw:text-style-name="P33" svg:x1="1.543cm" svg:y1="0.624cm" svg:x2="1.622cm" svg:y2="6.577cm"><text:p/></draw:line><draw:line text:anchor-type="paragraph" draw:z-index="2" draw:name="Shape2" draw:style-name="gr1" draw:text-style-name="P33" svg:x1="3.29cm" svg:y1="0.462cm" svg:x2="3.369cm" svg:y2="6.415cm"><text:p/></draw:line><text:span text:style-name="T12">Amnt lb/kg <text:s/>Ingredient <text:s text:c="12"/></text:span><text:span text:style-name="T8"><text:s text:c="2"/></text:span></text:p>
      <text:p text:style-name="P6">18 <text:s text:c="6"/># <text:s text:c="6"/>Dark Munich</text:p>
      <text:p text:style-name="P6">.33 <text:s text:c="5"/># <text:s text:c="6"/>Black Patent</text:p>
      <text:p text:style-name="P6"><text:span text:style-name="T32">4</text:span> <text:s text:c="8"/># <text:s text:c="6"/>Honey (after boil)</text:p>
      <text:p text:style-name="P6"><text:s text:c="2"/><text:span text:style-name="T41">a</text:span> <text:s text:c="5"/><text:span text:style-name="T41">little <text:s text:c="2"/>dark malt extract</text:span> <text:s text:c="11"/></text:p>
      <text:p text:style-name="P6"><text:s/>1 <text:s text:c="15"/>Tsp NaCl (mash)</text:p>
      <text:p text:style-name="P6">1 <text:s text:c="16"/>tsp <text:s/>NaCl(sparge)<text:tab/><text:tab/><text:tab/></text:p>
      <text:p text:style-name="P6"><text:span text:style-name="T43">4</text:span> <text:s text:c="16"/>Tsp Sprchrg</text:p>
      <text:p text:style-name="P24"><text:s text:c="6"/>Irish Moss</text:p>
      <text:p text:style-name="P25"><text:s text:c="13"/><text:span text:style-name="T32">lager yeast </text:span><text:span text:style-name="T41">saflager 34-70</text:span></text:p>
      <text:p text:style-name="Standard"><draw:line text:anchor-type="paragraph" draw:z-index="3" draw:name="Shape3" draw:style-name="gr1" draw:text-style-name="P33" svg:x1="2.628cm" svg:y1="0.213cm" svg:x2="2.707cm" svg:y2="3.653cm"><text:p/></draw:line><draw:line text:anchor-type="paragraph" draw:z-index="4" draw:name="Shape4" draw:style-name="gr1" draw:text-style-name="P33" svg:x1="10.249cm" svg:y1="0.104cm" svg:x2="10.328cm" svg:y2="3.544cm"><text:p/></draw:line>Qt <text:s/>oz/g <text:s text:c="13"/>Hop/Seasoning <text:s text:c="15"/>Time</text:p>
      <text:p text:style-name="Standard"><text:span text:style-name="T11">7</text:span><text:span text:style-name="T21">5</text:span><text:span text:style-name="T20"> g <text:s text:c="18"/>Hallertauer <text:s text:c="19"/>60 min <text:s text:c="3"/></text:span></text:p>
      <text:p text:style-name="P30">4 <text:s text:c="4"/># <text:s text:c="16"/>Honey <text:s text:c="20"/>Flame Out</text:p>
      <text:p text:style-name="P20"/>
      <text:p text:style-name="P22"/>
      <text:p text:style-name="P23"/>
      <text:p text:style-name="P23"/>
      <text:p text:style-name="P2"><text:span text:style-name="T19"><text:s text:c="45"/></text:span><text:span text:style-name="T8"><text:s text:c="762"/></text:span><text:span text:style-name="T13">Stage <text:s text:c="13"/>Date <text:s text:c="17"/></text:span></text:p>
      <text:p text:style-name="P15">Primary: <text:s text:c="6"/></text:p>
      <text:p text:style-name="P15">Racked:<text:tab/> <text:s text:c="2"/><text:tab/><text:tab/><text:tab/><text:tab/><text:tab/></text:p>
      <text:p text:style-name="P7">Racked:</text:p>
      <text:p text:style-name="P7">Bottled:<text:tab/><text:tab/><text:span text:style-name="T40">x 1l</text:span><text:tab/><text:tab/><text:tab/><text:tab/></text:p>
      <text:p text:style-name="P7">Kegged: <text:s text:c="10"/><text:span text:style-name="T40">x 10gal (#40)</text:span></text:p>
      <text:p text:style-name="P7">Re-Kegged:</text:p>
      <text:p text:style-name="P1"><text:span text:style-name="T13">Purged:</text:span><text:span text:style-name="T7"><text:tab/><text:tab/><text:tab/><text:tab/><text:tab/><text:tab/>Charged:</text:span></text:p>
      <text:p text:style-name="P7"/>
      <text:p text:style-name="P7"/>
      <text:p text:style-name="P7"/>
      <text:p text:style-name="P7"/>
      <text:p text:style-name="P7"><draw:frame draw:style-name="fr1" draw:name="Object2" text:anchor-type="char" svg:x="8.296cm" svg:y="-0.252cm" svg:width="12.656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7">Start Time:<text:span text:style-name="T22"> </text:span><text:span text:style-name="T44">6:45</text:span></text:p>
      <text:p text:style-name="P7">Fill mash tun:<text:tab/></text:p>
      <text:p text:style-name="P7">Fill sparge kettle: <text:tab/><text:tab/><text:tab/></text:p>
      <text:p text:style-name="P7">Fire burners: <text:span text:style-name="T42">6:45</text:span>am</text:p>
      <text:p text:style-name="P29">Heat Mash Tun : Target Temp: <text:span text:style-name="T28">68</text:span> <text:s/></text:p>
      <text:p text:style-name="P29">Heat Sparge Kettle: <text:span text:style-name="T29">74</text:span></text:p>
      <text:p text:style-name="P13">Target Temp: <text:span text:style-name="T28">71</text:span></text:p>
      <text:p text:style-name="P7">Target Temp (Mash): <text:span text:style-name="T28">6</text:span><text:span text:style-name="T41">8</text:span></text:p>
      <text:p text:style-name="P28">Grind grain: <text:span text:style-name="T42">7:26-</text:span><text:span text:style-name="T22">am</text:span></text:p>
      <text:p text:style-name="P7">sparge temp:<text:span text:style-name="T33">7</text:span><text:span text:style-name="T43">0</text:span></text:p>
      <text:p text:style-name="P7">Strike Temp: <text:span text:style-name="T43">69.6</text:span></text:p>
      <text:p text:style-name="P7">pump temp: <text:s/><text:span text:style-name="T43">67.6</text:span></text:p>
      <text:p text:style-name="P17">Temp: <text:span text:style-name="T43">67.6</text:span></text:p>
      <text:p text:style-name="P7">Mash: Duration: <text:span text:style-name="T22">90</text:span> <text:s text:c="6"/>minutes <text:s text:c="7"/></text:p>
      <text:p text:style-name="P7">Start: <text:s/><text:span text:style-name="T43">7:40</text:span> <text:s text:c="4"/>Finish: <text:span text:style-name="T43">9:10</text:span><text:span text:style-name="T24">am</text:span></text:p>
      <text:p text:style-name="P7">Heat (to deactivate enzymes)<text:tab/></text:p>
      <text:p text:style-name="P9">Target Temp: <text:span text:style-name="T30">76</text:span> <text:s/></text:p>
      <text:p text:style-name="P9">Start: <text:span text:style-name="T43">9:10</text:span><text:span text:style-name="T34">am</text:span> <text:s text:c="6"/></text:p>
      <text:p text:style-name="P7">Finish: <text:span text:style-name="T45">9:30</text:span> <text:span text:style-name="T31">am</text:span></text:p>
      <text:p text:style-name="P7">Heat Sparge H20 (Target<text:span text:style-name="T30">76</text:span>◦) <text:s text:c="7"/></text:p>
      <text:p text:style-name="P10">Sparge: </text:p>
      <text:p text:style-name="P10">Start: <text:span text:style-name="T45">9:30</text:span> <text:span text:style-name="T35">am</text:span></text:p>
      <text:p text:style-name="P12">Finish:<text:span text:style-name="T46">10:20</text:span> <text:span text:style-name="T36">am </text:span></text:p>
      <text:p text:style-name="P12">Wort collected: <text:s text:c="2"/><text:span text:style-name="T25">Full kettle</text:span></text:p>
      <text:p text:style-name="P7">Boil : Burner On: <text:s/></text:p>
      <text:p text:style-name="P1"><text:span text:style-name="T14">Sugar Break: 10:25 </text:span><text:span text:style-name="T13">Rolling Boil: </text:span><text:span text:style-name="T15">10:40</text:span><text:span text:style-name="T16">am</text:span><text:span text:style-name="T13"> </text:span></text:p>
      <text:p text:style-name="P11">Duration: 90</text:p>
      <text:p text:style-name="P32"><text:span text:style-name="T13">Start:</text:span><text:span text:style-name="T15">10:40</text:span></text:p>
      <text:p text:style-name="P14">Hops In: <text:span text:style-name="T47">11:10</text:span> <text:span text:style-name="T47">a</text:span><text:span text:style-name="T38">m</text:span> <text:s text:c="19"/></text:p>
      <text:p text:style-name="P19">Whirlflock :<text:span text:style-name="T47">11:55a</text:span>m</text:p>
      <text:p text:style-name="P7">Finish: <text:s/><text:span text:style-name="T47">12:10</text:span><text:span text:style-name="T37">pm</text:span> <text:s text:c="4"/></text:p>
      <text:p text:style-name="P7">Burner Off: <text:span text:style-name="T49">12:10</text:span><text:span text:style-name="T37">pm</text:span></text:p>
      <text:p text:style-name="P7">Rest 15 min <text:s text:c="7"/></text:p>
      <text:p text:style-name="P18">Pump &amp; Chill:</text:p>
      <text:p text:style-name="P14"><text:span text:style-name="T26">Start: </text:span><text:span text:style-name="T49">12:25</text:span><text:span text:style-name="T26">pm <text:s text:c="4"/>Fin:pm</text:span> <text:s text:c="2"/></text:p>
      <text:p text:style-name="P16">OG : <text:s/><text:span text:style-name="T50">1.070</text:span></text:p>
      <text:p text:style-name="P8">Yeast: <text:span text:style-name="T20"><text:s/>Yeast</text:span> <text:s/><text:span text:style-name="T39">saflager 34/70</text:span></text:p>
      <text:p text:style-name="P7">Irish Moss</text:p>
      <text:p text:style-name="P1"><text:span text:style-name="T2">Notes: </text:span><text:span text:style-name="T3"><text:s/>add honey to </text:span><text:span text:style-name="T4">boiler at flame out </text:span><text:span text:style-name="T3">and stir w/dril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family="'OzHandicraft BT'" fo:font-size="16pt" style:font-name-asian="OzHandicraft BT" style:font-family-asian="'OzHandicraft BT'" style:font-size-asian="16pt" style:font-name-complex="OzHandicraft BT" style:font-family-complex="'OzHandicraft BT'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Frame_5f_2" style:display-name="GraphicFrame_2" style:family="graphic">
      <style:graphic-properties svg:width="10.209cm" svg:height="11.448cm" text:anchor-type="paragraph" svg:x="0.619cm" svg:y="-0.146cm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5T15:18:34.380151670</dc:date>
    <meta:editing-duration>PT14H59M4S</meta:editing-duration>
    <meta:editing-cycles>42</meta:editing-cycles>
    <meta:document-statistic meta:table-count="0" meta:image-count="0" meta:object-count="3" meta:page-count="2" meta:paragraph-count="65" meta:word-count="213" meta:character-count="2569" meta:non-whitespace-character-count="10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fill-color="#c5000b" draw:textarea-vertical-align="middle" draw:auto-grow-height="false" fo:min-height="0.376cm" fo:min-width="0.2cm"/>
    </style:style>
    <style:style style:name="P1" style:family="paragraph">
      <loext:graphic-properties draw:fill-color="#c5000b"/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  <draw:custom-shape draw:style-name="gr2" draw:text-style-name="P1" draw:layer="layout" svg:width="0.7cm" svg:height="0.626cm" svg:x="4.7cm" svg:y="4.4cm">
          <text:p/>
          <draw:enhanced-geometry svg:viewBox="0 0 21600 21600" draw:text-areas="6722 8256 14878 15460" draw:mirror-vertical="true" draw:mirror-horizontal="tru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55cm" svg:height="8.999cm" xlink:href="." xlink:type="simple" chart:class="chart:line" chart:style-name="ch1">
        <chart:title svg:x="2.899cm" svg:y="0.315cm" chart:style-name="ch2">
          <text:p>Ruby U Black Bracket July 25'21</text:p>
        </chart:title>
        <chart:legend chart:legend-position="end" svg:x="9.956cm" svg:y="3.441cm" style:legend-expansion="high" chart:style-name="ch3"/>
        <chart:plot-area chart:style-name="ch4" chart:data-source-has-labels="both" svg:x="0.873cm" svg:y="1.297cm" svg:width="9.241cm" svg:height="6.773cm">
          <chartooo:coordinate-region svg:x="1.735cm" svg:y="1.5cm" svg:width="8.379cm" svg:height="5.318cm"/>
          <chart:axis chart:dimension="x" chart:name="primary-x" chart:style-name="ch5" chartooo:axis-type="auto">
            <chartooo:date-scale/>
            <chart:title svg:x="5.15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7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3">
                <text:p>73</text:p>
              </table:table-cell>
              <table:table-cell office:value-type="float" office:value="71.6">
                <text:p>71.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0">
                <text:p>70</text:p>
              </table:table-cell>
              <table:table-cell office:value-type="float" office:value="67.6">
                <text:p>67.6</text:p>
              </table:table-cell>
              <table:table-cell office:value-type="float" office:value="66.2">
                <text:p>66.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6.8">
                <text:p>66.8</text:p>
              </table:table-cell>
              <table:table-cell office:value-type="float" office:value="65.3">
                <text:p>65.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7.1">
                <text:p>67.1</text:p>
              </table:table-cell>
              <table:table-cell office:value-type="float" office:value="65.6">
                <text:p>65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68.2">
                <text:p>68.2</text:p>
              </table:table-cell>
              <table:table-cell office:value-type="float" office:value="66.8">
                <text:p>66.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8.5">
                <text:p>68.5</text:p>
              </table:table-cell>
              <table:table-cell office:value-type="float" office:value="66.9">
                <text:p>66.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8.5">
                <text:p>68.5</text:p>
              </table:table-cell>
              <table:table-cell office:value-type="float" office:value="66.9">
                <text:p>66.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66.3">
                <text:p>66.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7.4">
                <text:p>67.4</text:p>
              </table:table-cell>
              <table:table-cell office:value-type="float" office:value="65.9">
                <text:p>65.9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7.8">
                <text:p>67.8</text:p>
              </table:table-cell>
              <table:table-cell office:value-type="float" office:value="66.2">
                <text:p>66.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8.3">
                <text:p>68.3</text:p>
              </table:table-cell>
              <table:table-cell office:value-type="float" office:value="66.7">
                <text:p>66.7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71.5">
                <text:p>71.5</text:p>
              </table:table-cell>
              <table:table-cell office:value-type="float" office:value="71.2">
                <text:p>71.2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76.9">
                <text:p>76.9</text:p>
              </table:table-cell>
              <table:table-cell office:value-type="float" office:value="76.2">
                <text:p>76.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